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72f6a" officeooo:paragraph-rsid="00172f6a"/>
    </style:style>
    <style:style style:name="P2" style:family="paragraph" style:parent-style-name="Standard" style:list-style-name="L1">
      <style:text-properties officeooo:rsid="00172f6a" officeooo:paragraph-rsid="00172f6a"/>
    </style:style>
    <style:style style:name="P3" style:family="paragraph" style:parent-style-name="Standard">
      <style:text-properties officeooo:rsid="00172f6a" officeooo:paragraph-rsid="001b7cd1"/>
    </style:style>
    <style:style style:name="P4" style:family="paragraph" style:parent-style-name="Standard">
      <style:text-properties officeooo:rsid="00172f6a" officeooo:paragraph-rsid="00172f6a"/>
    </style:style>
    <style:style style:name="P5" style:family="paragraph" style:parent-style-name="Standard" style:list-style-name="L3">
      <style:text-properties officeooo:rsid="00172f6a" officeooo:paragraph-rsid="001d688b"/>
    </style:style>
    <style:style style:name="P6" style:family="paragraph" style:parent-style-name="Standard" style:list-style-name="L1">
      <style:text-properties officeooo:rsid="0019063d" officeooo:paragraph-rsid="0019063d"/>
    </style:style>
    <style:style style:name="P7" style:family="paragraph" style:parent-style-name="Standard" style:list-style-name="L1">
      <style:text-properties officeooo:rsid="001a8885" officeooo:paragraph-rsid="001a8885"/>
    </style:style>
    <style:style style:name="P8" style:family="paragraph" style:parent-style-name="Standard" style:list-style-name="L1">
      <style:text-properties officeooo:rsid="001b7cd1" officeooo:paragraph-rsid="001b7cd1"/>
    </style:style>
    <style:style style:name="P9" style:family="paragraph" style:parent-style-name="Standard" style:list-style-name="L2">
      <style:text-properties officeooo:rsid="001b7cd1" officeooo:paragraph-rsid="001b7cd1"/>
    </style:style>
    <style:style style:name="P10" style:family="paragraph" style:parent-style-name="Standard">
      <style:text-properties officeooo:rsid="001b7cd1" officeooo:paragraph-rsid="001b7cd1"/>
    </style:style>
    <style:style style:name="P11" style:family="paragraph" style:parent-style-name="Standard" style:list-style-name="L3">
      <style:text-properties officeooo:rsid="001b7cd1" officeooo:paragraph-rsid="001b7cd1"/>
    </style:style>
    <style:style style:name="P12" style:family="paragraph" style:parent-style-name="Standard" style:list-style-name="L1">
      <style:text-properties officeooo:rsid="001bbad1" officeooo:paragraph-rsid="001bbad1"/>
    </style:style>
    <style:style style:name="P13" style:family="paragraph" style:parent-style-name="Standard" style:list-style-name="L3">
      <style:text-properties officeooo:rsid="001e4701" officeooo:paragraph-rsid="001e4701"/>
    </style:style>
    <style:style style:name="P14" style:family="paragraph" style:parent-style-name="Standard" style:list-style-name="L2">
      <style:text-properties officeooo:rsid="001e4701" officeooo:paragraph-rsid="001e4701"/>
    </style:style>
    <style:style style:name="P15" style:family="paragraph" style:parent-style-name="Text_20_body">
      <style:text-properties officeooo:rsid="001b7cd1" officeooo:paragraph-rsid="001b7cd1"/>
    </style:style>
    <style:style style:name="T1" style:family="text">
      <style:text-properties officeooo:rsid="001bbad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p 22</text:p>
      <text:list xml:id="list4361497011385306726" text:style-name="L1">
        <text:list-item>
          <text:p text:style-name="P2">Story</text:p>
        </text:list-item>
        <text:list-item>
          <text:p text:style-name="P2">Identify Classes</text:p>
        </text:list-item>
        <text:list-item>
          <text:p text:style-name="P2">Class Diagram</text:p>
        </text:list-item>
        <text:list-item>
          <text:p text:style-name="P2">FlowChart</text:p>
        </text:list-item>
        <text:list-item>
          <text:p text:style-name="P6">File format</text:p>
        </text:list-item>
        <text:list-item>
          <text:p text:style-name="P7">Menu System</text:p>
        </text:list-item>
        <text:list-item>
          <text:p text:style-name="P8">display</text:p>
          <text:p text:style-name="P12"/>
        </text:list-item>
      </text:list>
      <text:p text:style-name="P1">Sep 23</text:p>
      <text:list xml:id="list6385215322216281490" text:style-name="L3">
        <text:list-item>
          <text:p text:style-name="P5"><text:span text:style-name="T1">add</text:span></text:p>
        </text:list-item>
        <text:list-item>
          <text:p text:style-name="P11">remove</text:p>
        </text:list-item>
        <text:list-item>
          <text:p text:style-name="P13">Junit testing</text:p>
        </text:list-item>
      </text:list>
      <text:p text:style-name="P3">Sep 24</text:p>
      <text:list xml:id="list2927979614152994856" text:style-name="L2">
        <text:list-item>
          <text:p text:style-name="P9">edit</text:p>
        </text:list-item>
        <text:list-item>
          <text:p text:style-name="P14">Junit testing</text:p>
        </text:list-item>
      </text:list>
      <text:p text:style-name="P1">Sep 25</text:p>
      <text:list xml:id="list111637169990616" text:continue-numbering="true" text:style-name="L2">
        <text:list-item>
          <text:p text:style-name="P9">save and quit</text:p>
        </text:list-item>
        <text:list-item>
          <text:p text:style-name="P14">Junit testing</text:p>
        </text:list-item>
      </text:list>
      <text:p text:style-name="P1">Sep 28</text:p>
      <text:list xml:id="list111636679491473" text:continue-numbering="true" text:style-name="L2">
        <text:list-item>
          <text:p text:style-name="P9">testing</text:p>
        </text:list-item>
      </text:list>
      <text:p text:style-name="P10"/>
      <text:p text:style-name="P15">Class Diagram: </text:p>
      <text:p text:style-name="Text_20_body">OrderList: orderNumber shouldn't be a parameter of add and edit. The orderNumber is generated based on the orderNumbers in use, and it strikes me that as OrderList is aware of all of the orders, it needs to be responsible for generating that number and ensuring its uniqueness (at least for a given date, depending on how you implement that). Additionally, for edit, the order number would typically be a property that can't be changed. I'm not clear on what readOrders and writeOrders do here.  If they're intended to interact with Storage, they don't belong here, as the OrderList isn't aware of the Storage class.</text:p>
      <text:p text:style-name="Text_20_body">Order: etc()?  More thought is needed on this class (which you may be doing as I type, as you can't do anything past the UI shell without implementing this). While there's nothing wrong with storing all data as parameters, Order is responsible for ensuring that the proper relationships among the data are maintained at all times. A full set of gets and sets doesn't allow that. </text:p>
      <text:p text:style-name="Text_20_body">Storage: These methods will need parameters.  Storage isn't aware of OrderList, and so read() can't return one.</text:p>
      <text:p text:style-name="Text_20_body">Controller: This is where the bulk of your functionality ends up, so it should have methods reflecting how you're thinking about that functionality.  Here, OrderList, or Order needs to be aware of the state taxes and the products. Your code can be made to work with any of those choices, but the choice will dictate other aspects of your code.  Also think about class responsibility for where that information needs to be known.</text:p>
      <text:p text:style-name="P1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2T14:47:17.689409527</meta:creation-date>
    <dc:date>2015-09-23T11:16:36.190108478</dc:date>
    <meta:editing-duration>PT16M16S</meta:editing-duration>
    <meta:editing-cycles>6</meta:editing-cycles>
    <meta:generator>LibreOffice/4.2.8.2$Linux_X86_64 LibreOffice_project/420m0$Build-2</meta:generator>
    <meta:document-statistic meta:table-count="0" meta:image-count="0" meta:object-count="0" meta:page-count="2" meta:paragraph-count="26" meta:word-count="312" meta:character-count="1739" meta:non-whitespace-character-count="1461"/>
  </office:meta>
</office:document-meta>
</file>